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44d4" officeooo:paragraph-rsid="001b44d4"/>
    </style:style>
    <style:style style:name="P2" style:family="paragraph" style:parent-style-name="Standard">
      <style:text-properties officeooo:rsid="001ce677" officeooo:paragraph-rsid="001ce677"/>
    </style:style>
    <style:style style:name="T1" style:family="text">
      <style:text-properties officeooo:rsid="001ce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Homework Solutions:</text:p>
      <text:p text:style-name="P1"/>
      <text:p text:style-name="P1">1) Both dirty read and lost updates are both happening here. <text:s/>One is manipulating data has not yet been committed after being changed that the other transaction is using. Then one commits a change, which is basically overwritten by another process, making the first update basically meaningless.</text:p>
      <text:p text:style-name="P1"/>
      <text:p text:style-name="P1">2) Dirty read is happening here. The T2 transaction is updating a value that hasn’t been committed, <text:span text:style-name="T1">because the operation was rolled back</text:span>. <text:span text:style-name="T1">The value that T2 began using becomes incorrect.</text:span></text:p>
      <text:p text:style-name="P1"/>
      <text:p text:style-name="P2">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52:47.216000000</meta:creation-date>
    <dc:date>2017-11-24T22:17:49.478000000</dc:date>
    <meta:editing-duration>PT6M49S</meta:editing-duration>
    <meta:editing-cycles>1</meta:editing-cycles>
    <meta:document-statistic meta:table-count="0" meta:image-count="0" meta:object-count="0" meta:page-count="1" meta:paragraph-count="4" meta:word-count="82" meta:character-count="513" meta:non-whitespace-character-count="433"/>
    <meta:generator>LibreOffice/5.3.0.3$Windows_x86 LibreOffice_project/7074905676c47b82bbcfbea1aeefc84afe1c50e1</meta:generator>
  </office:meta>
</office:document-meta>
</file>